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</table:table-row>
        <table:table-row table:style-name="ro1">
          <table:table-cell office:value-type="string">
            <text:p>Fis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8.33333333333333">
            <text:p>8,33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9.375">
            <text:p>9,38</text:p>
          </table:table-cell>
        </table:table-row>
        <table:table-row table:style-name="ro1">
          <table:table-cell office:value-type="string">
            <text:p>Pistol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B4]*(25/([.C4]+1))" office:value-type="float" office:value="12.5">
            <text:p>12,5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B5]*(25/([.C5]+1))" office:value-type="float" office:value="17.3076923076923">
            <text:p>17,31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6]*(25/([.C6]+1))" office:value-type="float" office:value="25">
            <text:p>25</text:p>
          </table:table-cell>
        </table:table-row>
        <table:table-row table:style-name="ro1">
          <table:table-cell office:value-type="string">
            <text:p>Sniper Rif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B7]*(25/([.C7]+1))" office:value-type="float" office:value="18.75">
            <text:p>18,75</text:p>
          </table:table-cell>
        </table:table-row>
        <table:table-row table:style-name="ro1">
          <table:table-cell office:value-type="string">
            <text:p>Minigu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8]*(25/([.C8]+1))" office:value-type="float" office:value="33.3333333333333">
            <text:p>33,33</text:p>
          </table:table-cell>
        </table:table-row>
        <table:table-row table:style-name="ro1">
          <table:table-cell office:value-type="string">
            <text:p>Flamethrow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9]*(25/([.C9]+1))" office:value-type="float" office:value="25">
            <text:p>25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B10]*(25/([.C10]+1))" office:value-type="float" office:value="21.875">
            <text:p>21,88</text:p>
          </table:table-cell>
        </table:table-row>
        <table:table-row table:style-name="ro1">
          <table:table-cell office:value-type="string">
            <text:p>Thrown Grenade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[.B11]*(25/([.C11]+1))" office:value-type="float" office:value="25">
            <text:p>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14.01.2013</text:date>, <text:time>01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3S</meta:editing-duration>
    <meta:editing-cycles>3</meta:editing-cycles>
    <meta:generator>OpenOffice.org/3.4.1$Win32 OpenOffice.org_project/341m1$Build-9593</meta:generator>
    <dc:date>2013-01-14T01:26:28.9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